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fo:font-size="12pt" style:text-underline-style="solid" style:text-underline-width="auto" style:text-underline-color="font-color" fo:font-weight="bold" style:font-size-asian="12pt" style:font-weight-asian="bold" style:font-name-complex="Times New Roman1" style:font-size-complex="12pt"/>
    </style:style>
    <style:style style:name="P2" style:family="paragraph" style:parent-style-name="Standard">
      <style:text-properties style:font-name="Times New Roman" fo:font-size="12pt" style:text-underline-style="solid" style:text-underline-width="auto" style:text-underline-color="font-color" style:font-size-asian="12pt" style:font-name-complex="Times New Roman1" style:font-size-complex="12pt"/>
    </style:style>
    <style:style style:name="P3" style:family="paragraph" style:parent-style-name="Standard">
      <style:text-properties style:font-name="Times New Roman" fo:font-size="12pt" style:font-size-asian="12pt" style:font-name-complex="Times New Roman1" style:font-size-complex="12pt"/>
    </style:style>
    <style:style style:name="P4" style:family="paragraph" style:parent-style-name="Standard" style:list-style-name="L1">
      <style:text-properties style:text-underline-style="none" fo:font-weight="normal" officeooo:rsid="0016d81c" officeooo:paragraph-rsid="0016d81c" style:font-weight-asian="normal" style:font-weight-complex="normal"/>
    </style:style>
    <style:style style:name="P5" style:family="paragraph" style:parent-style-name="Standard" style:list-style-name="L1">
      <style:text-properties style:text-underline-style="none" fo:font-weight="normal" officeooo:rsid="00175800" officeooo:paragraph-rsid="00175800" style:font-weight-asian="normal" style:font-weight-complex="normal"/>
    </style:style>
    <style:style style:name="P6" style:family="paragraph" style:parent-style-name="Standard" style:list-style-name="L1">
      <style:text-properties style:text-underline-style="none" fo:font-weight="normal" officeooo:rsid="00176433" officeooo:paragraph-rsid="00176433" style:font-weight-asian="normal" style:font-weight-complex="normal"/>
    </style:style>
    <style:style style:name="P7" style:family="paragraph" style:parent-style-name="Standard" style:list-style-name="L1">
      <style:text-properties style:text-underline-style="none" fo:font-weight="normal" officeooo:rsid="0018c54e" officeooo:paragraph-rsid="0018c54e" style:font-weight-asian="normal" style:font-weight-complex="normal"/>
    </style:style>
    <style:style style:name="P8" style:family="paragraph" style:parent-style-name="Standard" style:list-style-name="L1">
      <style:text-properties style:text-underline-style="none" fo:font-weight="normal" officeooo:rsid="0019dd7d" officeooo:paragraph-rsid="0019dd7d" style:font-weight-asian="normal" style:font-weight-complex="normal"/>
    </style:style>
    <style:style style:name="P9" style:family="paragraph" style:parent-style-name="Standard" style:list-style-name="L1">
      <style:text-properties style:text-underline-style="none" fo:font-weight="normal" officeooo:rsid="001d066a" officeooo:paragraph-rsid="001d066a" style:font-weight-asian="normal" style:font-weight-complex="normal"/>
    </style:style>
    <style:style style:name="P10" style:family="paragraph" style:parent-style-name="Standard" style:list-style-name="L1">
      <style:text-properties style:text-underline-style="none" fo:font-weight="normal" officeooo:rsid="001ebca3" officeooo:paragraph-rsid="001ebca3" style:font-weight-asian="normal" style:font-weight-complex="normal"/>
    </style:style>
    <style:style style:name="P11" style:family="paragraph" style:parent-style-name="Standard" style:list-style-name="L1">
      <style:text-properties style:text-underline-style="none" fo:font-weight="normal" officeooo:rsid="002b985b" officeooo:paragraph-rsid="002b985b" style:font-weight-asian="normal" style:font-weight-complex="normal"/>
    </style:style>
    <style:style style:name="P12" style:family="paragraph" style:parent-style-name="Standard" style:master-page-name="Standard">
      <style:paragraph-properties style:page-number="auto"/>
    </style:style>
    <style:style style:name="P13" style:family="paragraph" style:parent-style-name="List_20_Paragraph" style:list-style-name="WWNum1"/>
    <style:style style:name="P14" style:family="paragraph" style:parent-style-name="List_20_Paragraph" style:list-style-name="WWNum1">
      <style:text-properties style:text-underline-style="none"/>
    </style:style>
    <style:style style:name="P15" style:family="paragraph" style:parent-style-name="List_20_Paragraph" style:list-style-name="WWNum1">
      <style:text-properties style:text-underline-style="none" officeooo:paragraph-rsid="002073a8"/>
    </style:style>
    <style:style style:name="P16" style:family="paragraph" style:parent-style-name="List_20_Paragraph" style:list-style-name="WWNum1">
      <style:text-properties style:text-underline-style="none" fo:font-weight="normal" officeooo:rsid="00255f30" officeooo:paragraph-rsid="00255f30" style:font-weight-asian="normal" style:font-weight-complex="normal"/>
    </style:style>
    <style:style style:name="P17" style:family="paragraph" style:parent-style-name="List_20_Paragraph" style:list-style-name="WWNum1">
      <style:text-properties officeooo:rsid="0020e3c7" officeooo:paragraph-rsid="0020e3c7"/>
    </style:style>
    <style:style style:name="P18" style:family="paragraph" style:parent-style-name="List_20_Paragraph" style:list-style-name="WWNum1">
      <style:text-properties officeooo:rsid="002216a4" officeooo:paragraph-rsid="002216a4"/>
    </style:style>
    <style:style style:name="T1" style:family="text">
      <style:text-properties style:font-name="Times New Roman" fo:font-size="12pt" style:text-underline-style="solid" style:text-underline-width="auto" style:text-underline-color="font-color" fo:font-weight="bold" style:font-size-asian="12pt" style:font-weight-asian="bold" style:font-name-complex="Times New Roman1" style:font-size-complex="12pt"/>
    </style:style>
    <style:style style:name="T2" style:family="text">
      <style:text-properties style:font-name="Times New Roman" fo:font-size="12pt" style:text-underline-style="solid" style:text-underline-width="auto" style:text-underline-color="font-color" style:font-size-asian="12pt" style:font-name-complex="Times New Roman1" style:font-size-complex="12pt"/>
    </style:style>
    <style:style style:name="T3" style:family="text">
      <style:text-properties style:font-name="Times New Roman" fo:font-size="12pt" style:font-size-asian="12pt" style:font-name-complex="Times New Roman1" style:font-size-complex="12pt"/>
    </style:style>
    <style:style style:name="T4" style:family="text">
      <style:text-properties style:font-name="Times New Roman" fo:font-size="12pt" officeooo:rsid="0014a331" style:font-size-asian="12pt" style:font-name-complex="Times New Roman1" style:font-size-complex="12pt"/>
    </style:style>
    <style:style style:name="T5" style:family="text">
      <style:text-properties style:font-name="Times New Roman" fo:font-size="12pt" officeooo:rsid="00158a85" style:font-size-asian="12pt" style:font-name-complex="Times New Roman1" style:font-size-complex="12pt"/>
    </style:style>
    <style:style style:name="T6" style:family="text">
      <style:text-properties style:font-name="Times New Roman" fo:font-size="12pt" officeooo:rsid="0015bd9c" style:font-size-asian="12pt" style:font-name-complex="Times New Roman1" style:font-size-complex="12pt"/>
    </style:style>
    <style:style style:name="T7" style:family="text">
      <style:text-properties style:font-name="Times New Roman" fo:font-size="12pt" officeooo:rsid="001739fd" style:font-size-asian="12pt" style:font-name-complex="Times New Roman1" style:font-size-complex="12pt"/>
    </style:style>
    <style:style style:name="T8" style:family="text">
      <style:text-properties style:font-name="Times New Roman" fo:font-size="12pt" officeooo:rsid="0019edba" style:font-size-asian="12pt" style:font-name-complex="Times New Roman1" style:font-size-complex="12pt"/>
    </style:style>
    <style:style style:name="T9" style:family="text">
      <style:text-properties style:font-name="Times New Roman" fo:font-size="12pt" officeooo:rsid="001b78a1" style:font-size-asian="12pt" style:font-name-complex="Times New Roman1" style:font-size-complex="12pt"/>
    </style:style>
    <style:style style:name="T10" style:family="text">
      <style:text-properties style:font-name="Times New Roman" fo:font-size="12pt" officeooo:rsid="001ba59a" style:font-size-asian="12pt" style:font-name-complex="Times New Roman1" style:font-size-complex="12pt"/>
    </style:style>
    <style:style style:name="T11" style:family="text">
      <style:text-properties style:font-name="Times New Roman" fo:font-size="12pt" officeooo:rsid="001fe9ab" style:font-size-asian="12pt" style:font-name-complex="Times New Roman1" style:font-size-complex="12pt"/>
    </style:style>
    <style:style style:name="T12" style:family="text">
      <style:text-properties style:font-name="Times New Roman" fo:font-size="12pt" officeooo:rsid="002073a8" style:font-size-asian="12pt" style:font-name-complex="Times New Roman1" style:font-size-complex="12pt"/>
    </style:style>
    <style:style style:name="T13" style:family="text">
      <style:text-properties style:font-name="Times New Roman" fo:font-size="12pt" officeooo:rsid="0022ad51" style:font-size-asian="12pt" style:font-name-complex="Times New Roman1" style:font-size-complex="12pt"/>
    </style:style>
    <style:style style:name="T14" style:family="text">
      <style:text-properties style:font-name="Times New Roman" fo:font-size="12pt" officeooo:rsid="0023e292" style:font-size-asian="12pt" style:font-name-complex="Times New Roman1" style:font-size-complex="12pt"/>
    </style:style>
    <style:style style:name="T15" style:family="text">
      <style:text-properties style:font-name="Times New Roman" fo:font-size="12pt" officeooo:rsid="0026d393" style:font-size-asian="12pt" style:font-name-complex="Times New Roman1" style:font-size-complex="12pt"/>
    </style:style>
    <style:style style:name="T16" style:family="text">
      <style:text-properties style:font-name="Times New Roman" fo:font-size="12pt" officeooo:rsid="0028b048" style:font-size-asian="12pt" style:font-name-complex="Times New Roman1" style:font-size-complex="12pt"/>
    </style:style>
    <style:style style:name="T17" style:family="text">
      <style:text-properties style:font-name="Times New Roman" fo:font-size="12pt" officeooo:rsid="00298970" style:font-size-asian="12pt" style:font-name-complex="Times New Roman1" style:font-size-complex="12pt"/>
    </style:style>
    <style:style style:name="T18" style:family="text">
      <style:text-properties style:font-name="Times New Roman" fo:font-size="12pt" officeooo:rsid="002b5a43" style:font-size-asian="12pt" style:font-name-complex="Times New Roman1" style:font-size-complex="12pt"/>
    </style:style>
    <style:style style:name="T19" style:family="text">
      <style:text-properties style:font-name="Times New Roman" fo:font-size="12pt" fo:font-weight="bold" style:font-size-asian="12pt" style:font-weight-asian="bold" style:font-name-complex="Times New Roman1" style:font-size-complex="12pt"/>
    </style:style>
    <style:style style:name="T20" style:family="text">
      <style:text-properties style:font-name="Times New Roman" fo:font-size="12pt" style:text-underline-style="none" style:font-size-asian="12pt" style:font-name-complex="Times New Roman1"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1">Spelidé</text:span></text:p>
      <text:p text:style-name="Standard"><text:span text:style-name="T3">Spelaren skall genom att styra en karaktär kämpa sig igenom en bana fylld av fiender. För att bekämpa fienderna har karaktären ett skjutvapen. Under spelets gång kan man plocka upp kristaller för att samla poäng, lådor för att få olika uppgraderingar till sitt vapen samt extraliv och energi. Energi är spelarens livspoäng, varje gång spelaren tar skada av en fiende förlorar karaktären poäng, och när dessa går ned till noll så dör spelaren. Fienderna kan skada spelaren genom direkt kontakt eller genom att skjuta mot denne.</text:span></text:p>
      <text:p text:style-name="Standard"><text:span text:style-name="T3">Spelet går ut på att klara sig igenom banorna och samla så mycket poäng som möjligt. Poäng samlas genom att döda fiender, samla kristaller samt att klara banan så snabbt som möjligt. </text:span></text:p>
      <text:p text:style-name="P1"/>
      <text:p text:style-name="Standard"><text:span text:style-name="T1">Målgrupp</text:span></text:p>
      <text:p text:style-name="Standard"><text:span text:style-name="T3">Spelet riktar sig till alla de som gillar enklare arkadspel. I detta fall ett platformsspel med inslag av aktion. <text:s text:c="2"/></text:span></text:p>
      <text:p text:style-name="Standard"><text:span text:style-name="T1">Spelupplevelse</text:span></text:p>
      <text:p text:style-name="Standard"><text:span text:style-name="T3">Till en början är spelet utmanande och underhållande. Man ser hur karaktären samlar på sig olika uppgraderingar till sitt vapen och tar sig an de olika fienderna som banan innehåller.</text:span></text:p>
      <text:p text:style-name="Standard"><text:span text:style-name="T3">När man sedan klarat spelet så finns möjligheten att förbättra sina poäng, som man samlat ihop genom kristaller, dödade fiender och hur snabbt man klarade banan. Detta skapar utmaningen att slå sina gamla rekord och fortsätta ha roligt med spelet.</text:span></text:p>
      <text:p text:style-name="Standard"><text:span text:style-name="T1">Spelmekanik</text:span></text:p>
      <text:p text:style-name="Standard"><text:span text:style-name="T3">Spelaren kommer att kunna röra sig i x-led samt hoppa. När spelaren skjuter kommer karaktären alltid att avfyra mot det håll som spelaren är vänd åt, höger eller vänster. Det går inte att sikta skotten utan de kommer alltid att röra sig från vapnet åt höger eller vänster. Spelaren kan flytta karaktären längs banan, och </text:span><text:span text:style-name="T10">kameran, "viewporten", flyttar då med spelaren för att visa rätt del av världen.</text:span></text:p>
      <text:p text:style-name="Standard"><text:span text:style-name="T3">I menyn finns alternativen att spela, se ”highscore” samt att se vilka knappar som gör vad i spelet.</text:span></text:p>
      <text:p text:style-name="Standard"><text:span text:style-name="T2">Kontroller:</text:span></text:p>
      <text:p text:style-name="Standard"><text:span text:style-name="T19">Tangent<text:tab/><text:tab/>Händelse</text:span></text:p>
      <text:p text:style-name="Standard"><text:span text:style-name="T3">Vänster pil<text:tab/><text:tab/>Gå till vänster</text:span></text:p>
      <text:p text:style-name="Standard"><text:span text:style-name="T3">Höger pil<text:tab/><text:tab/>Gå till höger</text:span></text:p>
      <text:p text:style-name="Standard"><text:span text:style-name="T3">Uppåt pil<text:tab/><text:tab/>Hoppa/Navigera meny</text:span></text:p>
      <text:p text:style-name="Standard"><text:span text:style-name="T3">Nedåt pil<text:tab/><text:tab/>Ducka/Navigera meny</text:span></text:p>
      <text:p text:style-name="Standard"><text:span text:style-name="T3">SPACE<text:tab/><text:tab/>Skjut </text:span></text:p>
      <text:p text:style-name="Standard"><text:span text:style-name="T3">ENTER<text:tab/><text:tab/>Menyval, välj</text:span></text:p>
      <text:p text:style-name="Standard"><text:span text:style-name="T3">ESC<text:tab/><text:tab/>Pausa spel</text:span></text:p>
      <text:p text:style-name="Standard"><text:soft-page-break/><text:span text:style-name="T1">Regler</text:span></text:p>
      <text:p text:style-name="Standard"><text:span text:style-name="T3">Spelaren vinner genom att ta sig till slutet av banan och får poäng beroende på hur många kristaller som samlats, hur många fiender som dödats samt hur snabbt banan klarades. Fiender har ingen kollisionshantering gentemot varandra, dvs de kan inte skada varandra. Spelaren kan dö genom att ta skada av fiender och förlora all energi eller genom att falla ut ur banan.</text:span></text:p>
      <text:p text:style-name="Standard"><text:span text:style-name="T3">Dör spelaren så får denne börja på samma område om karaktären har extraliv kvar. Annars börjar spelaren om från början.</text:span></text:p>
      <text:p text:style-name="Standard"><text:span text:style-name="T3">Skärmen visar hela tiden information i form av poäng, hur lång tid som gått, energinivå, extraliv samt uppgraderingar. </text:span></text:p>
      <text:p text:style-name="P3"/>
      <text:p text:style-name="P1"/>
      <text:p text:style-name="Standard"><text:span text:style-name="T2">Spelare</text:span></text:p>
      <text:p text:style-name="Standard"><text:span text:style-name="T3">Spelaren kan springa åt höger eller vänster på spelplanen.</text:span></text:p>
      <text:p text:style-name="Standard"><text:span text:style-name="T3">Spelaren kan hoppa för att navigera sig på banan eller döda fiender av typ 1.</text:span></text:p>
      <text:p text:style-name="Standard"><text:span text:style-name="T3">Landar spelaren på fiende typ 1 så studsar karaktären upp en mindre bit. </text:span></text:p>
      <text:p text:style-name="Standard"><text:span text:style-name="T3">Spelaren kan ducka för att göra sig mindre, och undvika projektiler.</text:span></text:p>
      <text:p text:style-name="Standard"><text:span text:style-name="T3">Träffas spelaren av ett fiendeskott så tas skottet bort och spelaren tar skada.</text:span></text:p>
      <text:p text:style-name="Standard"><text:span text:style-name="T3">Spelaren kan skjuta med sitt vapen, se senare regler. </text:span></text:p>
      <text:p text:style-name="Standard"><text:span text:style-name="T3">Kolliderar spelaren med en fiende tar karaktären skada och studsar bort.</text:span></text:p>
      <text:p text:style-name="Standard"><text:span text:style-name="T3">Spelarens liv representeras i form av energipoäng, som samlas i övre högra hörnet på skärmen.</text:span></text:p>
      <text:p text:style-name="Standard"><text:span text:style-name="T3">Spelaren startar med 3 extraliv som representeras i skärmens nedre vänstra sida.</text:span></text:p>
      <text:p text:style-name="Standard"><text:span text:style-name="T3">Får spelaren slut på energi så dör spelaren. Finns det extraliv så tas ett bort från summan och spelaren får komma tillbaka</text:span><text:span text:style-name="T5"> i närheten där spelaren dog med förutbestämde "gömda</text:span><text:span text:style-name="T6"> </text:span><text:span text:style-name="T5">checkpoints</text:span><text:span text:style-name="T6">" utan vapenuppgraderingar.</text:span></text:p>
      <text:p text:style-name="Standard"><text:span text:style-name="T3">Dör spelaren utan extraliv</text:span><text:span text:style-name="T4"> startas banan om</text:span><text:span text:style-name="T3">. </text:span></text:p>
      <text:p text:style-name="P2"/>
      <text:p text:style-name="Standard"><text:span text:style-name="T2">Spelplan</text:span></text:p>
      <text:p text:style-name="Standard"><text:span text:style-name="T3">Spelplanen är uppritad efter ett förbestämt format och spelaren kan röra sig efter denna. Spelaren kan springa utefter områden som är utritat som mark. Ramlar spelaren ned där det inte finns någon mark så dör karaktären. </text:span></text:p>
      <text:p text:style-name="P2"/>
      <text:p text:style-name="Standard"><text:span text:style-name="T2">Fiende, typ 1</text:span></text:p>
      <text:p text:style-name="Standard"><text:span text:style-name="T3">Fienden rör sig fram och tillbaka mellan två punkter längs marken. </text:span></text:p>
      <text:p text:style-name="Standard"><text:soft-page-break/><text:span text:style-name="T3">Kolliderar fienden med spelaren så tar spelaren skada och studsar bort från fienden.</text:span></text:p>
      <text:p text:style-name="Standard"><text:span text:style-name="T3">Landar spelaren på denna fiendetyp så dör fienden direkt och spelaren studsar upp.</text:span></text:p>
      <text:p text:style-name="P3"/>
      <text:p text:style-name="Standard"><text:span text:style-name="T2">Fiende, typ 2</text:span></text:p>
      <text:p text:style-name="Standard"><text:span text:style-name="T3">Fienden är stillastående, antingen på marken, väggen eller taket.</text:span></text:p>
      <text:p text:style-name="Standard"><text:span text:style-name="T3">Fienden skjuter mot spelaren när denna är inom synhåll. </text:span></text:p>
      <text:p text:style-name="Standard"><text:span text:style-name="T3">Projektilerna avfyras långsamt och färdas sakta.</text:span></text:p>
      <text:p text:style-name="Standard"><text:span text:style-name="T3">Kolliderar spelaren med fienden så tar spelaren skada och studsar bort från fienden.</text:span></text:p>
      <text:p text:style-name="P2"/>
      <text:p text:style-name="Standard"><text:span text:style-name="T2">Fiende 3</text:span></text:p>
      <text:p text:style-name="Standard"><text:span text:style-name="T3">Fienden rör sig mellan två punkter på spelplanen.</text:span></text:p>
      <text:p text:style-name="Standard"><text:span text:style-name="T3">Fienden varierar mellan att gå vanligt och att springa mellan punkterna.</text:span></text:p>
      <text:p text:style-name="Standard"><text:span text:style-name="T3">När fienden springer tar denna ingen skada och rör sig snabbt.</text:span></text:p>
      <text:p text:style-name="Standard"><text:span text:style-name="T3">När fienden går så tar denna skada av skjutande attacker.</text:span></text:p>
      <text:p text:style-name="Standard"><text:span text:style-name="T3">Kolliderar fienden med spelaren så tar spelaren skada och studsar bort från fienden.</text:span></text:p>
      <text:p text:style-name="P3"/>
      <text:p text:style-name="Standard"><text:span text:style-name="T2">Vapen</text:span></text:p>
      <text:p text:style-name="Standard"><text:span text:style-name="T3">Vapnet skjuter i sin grundform sakta och gör lite skada.</text:span></text:p>
      <text:p text:style-name="Standard"><text:span text:style-name="T3">Skott färdas med en given hastighet.</text:span></text:p>
      <text:p text:style-name="Standard"><text:span text:style-name="T3">När projektilerna kolliderar med en fiende så försvinner skottet och fienden tar skada.</text:span></text:p>
      <text:p text:style-name="Standard"><text:span text:style-name="T3">Kolliderar skottet med en vägg eller åker utanför skärmen så tas skottet bort.</text:span></text:p>
      <text:p text:style-name="Standard"><text:span text:style-name="T3">Tar spelaren upp en uppgradering så ändras vapnets egenskaper.</text:span></text:p>
      <text:p text:style-name="Standard"><text:span text:style-name="T3">Uppgradering 1 avfyrar 3 skott som sprider sig i en kon framför spelare. Vapnet gör högre skada samt har möjlighet att träffa flera fiender samtidigt eller en fiende med flera skott. Vapnet skjuter lika snabbt som grundformen. </text:span></text:p>
      <text:p text:style-name="Standard"><text:span text:style-name="T3">Uppgradering 2 avfyrar ett större skott gör hög skada. Vapnet skjuter långsammare än grundformen.</text:span></text:p>
      <text:p text:style-name="Standard"><text:span text:style-name="T3">Uppgradering 3 skjuter snabbare än grundformen.</text:span></text:p>
      <text:p text:style-name="P3"/>
      <text:p text:style-name="P3"/>
      <text:p text:style-name="Standard"><text:span text:style-name="T1">Visualisering</text:span></text:p>
      <text:p text:style-name="P1"/>
      <text:p text:style-name="Standard"><text:soft-page-break/><text:span text:style-name="T1">Kravuppfyllelse</text:span></text:p>
      <text:list xml:id="list8032361082754818810" text:style-name="WWNum1">
        <text:list-item>
          <text:p text:style-name="P14"><text:span text:style-name="T3">Spelet simulerar en värld, här representerad av vår spelplan, som innehåller objekt för spelplanen, olika fiender, spelare samt projektiler. Dessa har kollisionshantering och reagerar olika när kollision inträffar, spelare tar skada, studsar eller dylikt.</text:span></text:p>
        </text:list-item>
        <text:list-item>
          <text:p text:style-name="P16"><text:span text:style-name="T3">En meny ska visas när spelet startar samt när spelaren trycker på meny-knappen.</text:span><text:span text:style-name="T15"> I menyn kan spelaren välja att spela</text:span><text:span text:style-name="T16">,</text:span><text:span text:style-name="T15"> visa en topplista för poäng från tidigare omgångar</text:span><text:span text:style-name="T16"> eller avsluta.</text:span><text:span text:style-name="T15"> </text:span><text:span text:style-name="T17">Om en omgång redan pågår kan spelaren välja att återgå till den omgången istället för att starta </text:span><text:span text:style-name="T18">en ny.</text:span></text:p>
        </text:list-item>
        <text:list-item>
          <text:p text:style-name="P15"><text:span text:style-name="T3">Det finns </text:span><text:span text:style-name="T11">minst tre</text:span><text:span text:style-name="T3"> fiendeobjekt, ett spelarobjekt, </text:span><text:span text:style-name="T12">ett varierande antal </text:span><text:span text:style-name="T3">projektilobjekt samt</text:span><text:span text:style-name="T12"> ett</text:span><text:span text:style-name="T3"> spelplansobjekt.</text:span></text:p>
        </text:list-item>
        <text:list-item>
          <text:p text:style-name="P15"><text:span text:style-name="T3">Olika fiendetyper rör sig i mönster och spelkaraktären rör sig efter spelarens inmatning. Spelaren kontrollerar karaktären med hjälp av tangentbordet enligt tidigare beskrivning. </text:span></text:p>
        </text:list-item>
        <text:list-item>
          <text:p text:style-name="P14"><text:span text:style-name="T3">Grafiken i spelet är tvådimensionellt. </text:span></text:p>
        </text:list-item>
        <text:list-item>
          <text:p text:style-name="P14"><text:span text:style-name="T3">Spelplanen representeras genom att spelaren är centrerad. Rör sig spelaren flyttas man längs spelplanen genom scrollning.</text:span></text:p>
        </text:list-item>
        <text:list-item>
          <text:p text:style-name="P13"><text:span text:style-name="T20">Sp</text:span><text:span text:style-name="T3">elet är sammanhängande med en tydlig början och ett tydligt slut.</text:span></text:p>
        </text:list-item>
        <text:list-item>
          <text:p text:style-name="P17"><text:bookmark text:name="_GoBack"/><text:span text:style-name="T3">Spelaren kan röra sig i sidled, hoppa och ducka.</text:span></text:p>
        </text:list-item>
        <text:list-item>
          <text:p text:style-name="P18"><text:span text:style-name="T3">Spelaren kan skjuta, vilke</text:span><text:span text:style-name="T13">t</text:span><text:span text:style-name="T3"> skapar projektilobjekt</text:span><text:span text:style-name="T14"> som rör sig i en konstant hastighet.</text:span></text:p>
        </text:list-item>
      </text:list>
      <text:p text:style-name="Standard"><text:span text:style-name="T3"><text:s/></text:span></text:p>
      <text:p text:style-name="P1"/>
      <text:p text:style-name="Standard"><text:span text:style-name="T1">I mån av tid</text:span></text:p>
      <text:list xml:id="list3661400731963277621" text:style-name="L1">
        <text:list-item>
          <text:p text:style-name="P4"><text:span text:style-name="T3">Lägga till enkel musik och ljudeffe</text:span><text:span text:style-name="T7">kter</text:span></text:p>
        </text:list-item>
        <text:list-item>
          <text:p text:style-name="P5"><text:span text:style-name="T7">A</text:span><text:span text:style-name="T3">nimation</text:span></text:p>
        </text:list-item>
        <text:list-item>
          <text:p text:style-name="P6"><text:span text:style-name="T3">Hinder, så som spikar på marken spelaren dör om hen går på.</text:span></text:p>
        </text:list-item>
        <text:list-item>
          <text:p text:style-name="P7"><text:span text:style-name="T3">Olika karaktärer spelaren kan använda.</text:span></text:p>
        </text:list-item>
        <text:list-item>
          <text:p text:style-name="P8"><text:span text:style-name="T3">Bossfight</text:span><text:span text:style-name="T8"> i slutet av banan</text:span><text:span text:style-name="T9">.</text:span></text:p>
        </text:list-item>
        <text:list-item>
          <text:p text:style-name="P9"><text:span text:style-name="T9">N</text:span><text:span text:style-name="T3">ågon mer typ av fiender</text:span></text:p>
        </text:list-item>
        <text:list-item>
          <text:p text:style-name="P10"><text:span text:style-name="T3">Fler banor</text:span></text:p>
        </text:list-item>
        <text:list-item>
          <text:p text:style-name="P11"><text:span text:style-name="T3">Om fler banor finns ska spelaren kunna välja bland dessa från meny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sv" fo:country="SE" style:letter-kerning="true" style:font-name-asian="Droid Sans Fallback" style:font-size-asian="11pt" style:language-asian="en" style:country-asian="US" style:font-name-complex="Calibri1" style:font-size-complex="11pt" style:language-complex="ar" style:country-complex="SA"/>
    </style:default-style>
    <style:default-style style:family="paragraph">
      <style:paragraph-properties fo:margin-top="0in" fo:margin-bottom="0.111in" style:contextual-spacing="false" fo:line-height="108%" fo:hyphenation-ladder-count="no-limit" style:text-autospace="ideograph-alpha" style:punctuation-wrap="hanging" style:line-break="strict" style:tab-stop-distance="0.9055in" style:writing-mode="page"/>
      <style:text-properties style:use-window-font-color="true" style:font-name="Calibri" fo:font-size="11pt" fo:language="sv" fo:country="SE"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default-outline-level="" style:class="extra">
      <style:paragraph-properties fo:margin-top="0in" fo:margin-bottom="0in" style:contextual-spacing="false"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15in" style:type="center"/>
          <style:tab-stop style:position="6.3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Default_20_Paragraph_20_Font" style:display-name="Default Paragraph Font" style:family="text"/>
    <style:style style:name="Sidhuvud_20_Char" style:display-name="Sidhuvud Char" style:family="text" style:parent-style-name="Default_20_Paragraph_20_Font"/>
    <style:style style:name="Sidfot_20_Char" style:display-name="Sidfot Char" style:family="text" style:parent-style-name="Default_20_Paragraph_20_Font"/>
    <style:style style:name="ListLabel_20_1" style:display-name="ListLabel 1"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ander Stolpe</meta:initial-creator>
    <dc:creator>Fredrik Jonsén</dc:creator>
    <meta:editing-cycles>28</meta:editing-cycles>
    <meta:creation-date>2014-11-16T21:31:00</meta:creation-date>
    <dc:date>2014-11-17T13:34:13.294987548</dc:date>
    <meta:editing-duration>PT43M58S</meta:editing-duration>
    <meta:generator>LibreOffice/4.2.7.2$Linux_X86_64 LibreOffice_project/420m0$Build-2</meta:generator>
    <meta:document-statistic meta:table-count="0" meta:image-count="0" meta:object-count="0" meta:page-count="4" meta:paragraph-count="83" meta:word-count="1102" meta:character-count="6814" meta:non-whitespace-character-count="578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